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a77d" officeooo:paragraph-rsid="000ba77d"/>
    </style:style>
    <style:style style:name="P2" style:family="paragraph" style:parent-style-name="Standard">
      <style:paragraph-properties fo:text-align="center" style:justify-single-word="false"/>
      <style:text-properties officeooo:rsid="000ba77d" officeooo:paragraph-rsid="001900ae"/>
    </style:style>
    <style:style style:name="P3" style:family="paragraph" style:parent-style-name="Standard">
      <style:paragraph-properties fo:line-height="130%" fo:text-align="center" style:justify-single-word="false"/>
      <style:text-properties fo:font-size="16pt" officeooo:rsid="000ba77d" officeooo:paragraph-rsid="000ba77d" style:font-size-asian="16pt" style:font-size-complex="16pt"/>
    </style:style>
    <style:style style:name="P4" style:family="paragraph" style:parent-style-name="Standard">
      <style:paragraph-properties fo:line-height="130%" fo:text-align="center" style:justify-single-word="false"/>
      <style:text-properties fo:font-size="16pt" officeooo:rsid="000ba77d" officeooo:paragraph-rsid="001900ae" style:font-size-asian="16pt" style:font-size-complex="16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officeooo:rsid="000ba77d" officeooo:paragraph-rsid="000ba77d"/>
    </style:style>
    <style:style style:name="P6" style:family="paragraph" style:parent-style-name="Standard">
      <style:paragraph-properties fo:line-height="130%" fo:text-align="center" style:justify-single-word="false"/>
      <style:text-properties officeooo:rsid="000ba77d" officeooo:paragraph-rsid="0019c90a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4.897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Raridade</text:span><text:tab/>Anderson Freire [ 3 ]</text:p>
      <text:p text:style-name="P1"/>
      <text:p text:style-name="P3">Não consigo ir além do teu olhar</text:p>
      <text:p text:style-name="P3">Tudo o que eu consigo é imaginar</text:p>
      <text:p text:style-name="P3">A riqueza que existe dentro de você</text:p>
      <text:p text:style-name="P3"/>
      <text:p text:style-name="P3">O ouro eu consigo só admirar</text:p>
      <text:p text:style-name="P3">Mas te olhando eu posso a Deus adorar</text:p>
      <text:p text:style-name="P3">Sua alma é um bem que nunca envelhecerá</text:p>
      <text:p text:style-name="P3"/>
      <text:p text:style-name="P3">O pecado não consegue esconder</text:p>
      <text:p text:style-name="P3">A marca de Jesus que existe em você</text:p>
      <text:p text:style-name="P3">O que você fez ou deixou de fazer</text:p>
      <text:p text:style-name="P3">Não mudou o início, Deus escolheu você</text:p>
      <text:p text:style-name="P3">Sua raridade não está naquilo que você possui</text:p>
      <text:p text:style-name="P3">Ou que sabe fazer</text:p>
      <text:p text:style-name="P3">Isso é mistério de Deus com Você</text:p>
      <text:p text:style-name="P3"><draw:frame text:anchor-type="paragraph" draw:z-index="1" draw:style-name="gr2" draw:text-style-name="P8" svg:width="1.294cm" svg:height="0.503cm" svg:x="11.924cm" svg:y="0.347cm"><draw:text-box><text:p>2x Final</text:p></draw:text-box></draw:frame></text:p>
      <text:p text:style-name="P3"><draw:custom-shape text:anchor-type="paragraph" draw:z-index="0" draw:style-name="gr1" draw:text-style-name="P7" svg:width="0.428cm" svg:height="4.896cm" svg:x="12.79cm" svg:y="0.00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Você é um espelho que reflete a imagem do Senhor</text:p>
      <text:p text:style-name="P3">Não chore se o mundo ainda não notou</text:p>
      <text:p text:style-name="P3">Já é o bastante Deus reconhecer o seu valor</text:p>
      <text:p text:style-name="P3">Você é precioso, mais raro que o ouro puro de ofir</text:p>
      <text:p text:style-name="P3">Se você desistiu, Deus não vai desistir</text:p>
      <text:p text:style-name="P6"><text:span text:style-name="T2">Ele está aqui pra te levantar se o mundo te fizer cair</text:span></text:p>
      <text:p text:style-name="P6"><text:span text:style-name="T1">Raridade</text:span><text:tab/>Anderson Freire [ 3 ]</text:p>
      <text:p text:style-name="P2"/>
      <text:p text:style-name="P4">Não consigo ir além do teu olhar</text:p>
      <text:p text:style-name="P4">Tudo o que eu consigo é imaginar</text:p>
      <text:p text:style-name="P4">A riqueza que existe dentro de você</text:p>
      <text:p text:style-name="P4"/>
      <text:p text:style-name="P4">O ouro eu consigo só admirar</text:p>
      <text:p text:style-name="P4">Mas te olhando eu posso a Deus adorar</text:p>
      <text:p text:style-name="P4">Sua alma é um bem que nunca envelhecerá</text:p>
      <text:p text:style-name="P4"/>
      <text:p text:style-name="P4">O pecado não consegue esconder</text:p>
      <text:p text:style-name="P4">A marca de Jesus que existe em você</text:p>
      <text:p text:style-name="P4">O que você fez ou deixou de fazer</text:p>
      <text:p text:style-name="P4">Não mudou o início, Deus escolheu você</text:p>
      <text:p text:style-name="P4">Sua raridade não está naquilo que você possui</text:p>
      <text:p text:style-name="P4">Ou que sabe fazer</text:p>
      <text:p text:style-name="P4">Isso é mistério de Deus com Você</text:p>
      <text:p text:style-name="P4"><draw:frame text:anchor-type="paragraph" draw:z-index="3" draw:style-name="gr2" draw:text-style-name="P8" svg:width="1.294cm" svg:height="0.503cm" svg:x="11.924cm" svg:y="0.347cm"><draw:text-box><text:p>2x Final</text:p></draw:text-box></draw:frame></text:p>
      <text:p text:style-name="P4"><draw:custom-shape text:anchor-type="paragraph" draw:z-index="2" draw:style-name="gr1" draw:text-style-name="P7" svg:width="0.428cm" svg:height="4.896cm" svg:x="12.79cm" svg:y="0.00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Você é um espelho que reflete a imagem do Senhor</text:p>
      <text:p text:style-name="P4">Não chore se o mundo ainda não notou</text:p>
      <text:p text:style-name="P4">Já é o bastante Deus reconhecer o seu valor</text:p>
      <text:p text:style-name="P4">Você é precioso, mais raro que o ouro puro de ofir</text:p>
      <text:p text:style-name="P4">Se você desistiu, Deus não vai desistir</text:p>
      <text:p text:style-name="P4">Ele está aqui pra te levantar se o mundo te fizer ca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46:07.797505147</dc:date>
    <meta:editing-cycles>17</meta:editing-cycles>
    <meta:editing-duration>PT25M25S</meta:editing-duration>
    <meta:generator>LibreOffice/4.4.6.3$Linux_X86_64 LibreOffice_project/40m0$Build-3</meta:generator>
    <meta:document-statistic meta:table-count="0" meta:image-count="0" meta:object-count="0" meta:page-count="1" meta:paragraph-count="40" meta:word-count="306" meta:character-count="1466" meta:non-whitespace-character-count="1200"/>
  </office:meta>
</office:document-meta>
</file>